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arrests-public-property-virgini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arrests-public-property-virgini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679">
            <text:p>6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702">
            <text:p>7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3856">
            <text:p>3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9">
            <text:p>3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989">
            <text:p>9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67">
            <text:p>24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4">
            <text:p>1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5">
            <text:p>1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595">
            <text:p>445595</text:p>
          </table:table-cell>
          <table:table-cell table:style-name="ce21" office:value-type="string">
            <text:p>Banner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5">
            <text:p>3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0">
            <text:p>1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79">
            <text:p>39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40">
            <text:p>8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14">
            <text:p>151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452">
            <text:p>4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">
            <text:p>4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47">
            <text:p>1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Brookneal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4721">
            <text:p>47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4">
            <text:p>2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99">
            <text:p>2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548">
            <text:p>5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1">
            <text:p>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64">
            <text:p>2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224">
            <text:p>1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64">
            <text:p>16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93">
            <text:p>47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09">
            <text:p>77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8">
            <text:p>8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03">
            <text:p>377403</text:p>
          </table:table-cell>
          <table:table-cell table:style-name="ce21" office:value-type="string">
            <text:p>Colonial Heights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73">
            <text:p>13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84">
            <text:p>3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Tysons Corner Center</text:p>
          </table:table-cell>
          <table:table-cell table:style-name="ce21" office:value-type="float" office:value="674">
            <text:p>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24">
            <text:p>1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5">
            <text:p>8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972">
            <text:p>9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ECPI - Dulles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7016">
            <text:p>7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07">
            <text:p>6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1">
            <text:p>10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72">
            <text:p>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574">
            <text:p>5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60">
            <text:p>4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2">
            <text:p>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4">
            <text:p>4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060">
            <text:p>10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7">
            <text:p>1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79">
            <text:p>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889">
            <text:p>298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0">
            <text:p>2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5167">
            <text:p>51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">
            <text:p>2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08">
            <text:p>11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2">
            <text:p>61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">
            <text:p>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89">
            <text:p>233189</text:p>
          </table:table-cell>
          <table:table-cell table:style-name="ce21" office:value-type="string">
            <text:p>Heritage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6">
            <text:p>1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61">
            <text:p>10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2">
            <text:p>3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1">
            <text:p>5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0">
            <text:p>44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213">
            <text:p>122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7393">
            <text:p>17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21">
            <text:p>9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7165">
            <text:p>71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798">
            <text:p>177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9">
            <text:p>44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1">
            <text:p>6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5856">
            <text:p>58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98">
            <text:p>2398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55">
            <text:p>17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593">
            <text:p>35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ical Careers College - Virginia Beach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ical Careers College - Richmond West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edical Careers College - Newport News</text:p>
          </table:table-cell>
          <table:table-cell table:style-name="ce21" office:value-type="float" office:value="1379">
            <text:p>13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250">
            <text:p>1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298">
            <text:p>2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56">
            <text:p>29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29">
            <text:p>40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238">
            <text:p>623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8166">
            <text:p>381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1625">
            <text:p>216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40">
            <text:p>284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63">
            <text:p>156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51">
            <text:p>44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220">
            <text:p>92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26">
            <text:p>2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15">
            <text:p>7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46">
            <text:p>11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2930">
            <text:p>29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egent University- DC Campus</text:p>
          </table:table-cell>
          <table:table-cell table:style-name="ce21" office:value-type="float" office:value="4080">
            <text:p>40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374">
            <text:p>13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407">
            <text:p>4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970">
            <text:p>19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35">
            <text:p>1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565">
            <text:p>5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6">
            <text:p>2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07">
            <text:p>31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10">
            <text:p>1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362">
            <text:p>3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48">
            <text:p>7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68">
            <text:p>1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162">
            <text:p>5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80">
            <text:p>35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">
            <text:p>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">
            <text:p>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1">
            <text:p>7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48970">
            <text:p>248970</text:p>
          </table:table-cell>
          <table:table-cell table:style-name="ce21" office:value-type="string">
            <text:p>TESST College of Technology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9">
            <text:p>2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361">
            <text:p>136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43">
            <text:p>20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718">
            <text:p>97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24938">
            <text:p>2493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">
            <text:p>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365">
            <text:p>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862">
            <text:p>48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935">
            <text:p>9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48">
            <text:p>3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96">
            <text:p>449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7">
            <text:p>27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068">
            <text:p>24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84">
            <text:p>8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0189">
            <text:p>30189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431">
            <text:p>24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872">
            <text:p>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97">
            <text:p>13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4">
            <text:p>14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28470">
            <text:p>284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09">
            <text:p>109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2">
            <text:p>16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72">
            <text:p>48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9">
            <text:p>15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">
            <text:p>1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417">
            <text:p>14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5">
            <text:p>83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49">
            <text:p>214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3">
            <text:p>43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77">
            <text:p>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37">
            <text:p>13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45">
            <text:p>2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6">
            <text:p>2006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880">
            <text:p>28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arrests-public-property-virgini" style:display-name="PageStyle_arrests-public-property-virgini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